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2"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3" style:family="paragraph" style:parent-style-name="Text_20_body">
      <style:paragraph-properties fo:margin-top="0cm" fo:margin-bottom="0.282cm" fo:line-height="129%" style:writing-mode="lr-tb"/>
      <style:text-properties fo:font-variant="normal" fo:text-transform="none" fo:color="#000000" style:text-line-through-style="none" style:text-underline-style="none" style:text-blinking="false" fo:background-color="transparent"/>
    </style:style>
    <style:style style:name="P4" style:family="paragraph" style:parent-style-name="Standard">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5"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T1" style:family="text">
      <style:text-properties style:font-name="Calibri"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Go-Safe</text:p>
      <text:p text:style-name="P4">Group members: Kodamasimham Aakash,Guda jagan mohan reddy,Koushik Andhavarapu,Karanam Rakesh,Keshowar Shivraj</text:p>
      <text:p text:style-name="P1"/>
      <text:p text:style-name="P1"><text:bookmark text:name="docs-internal-guid-8f02b778-a700-992d-91e9-7f51b6eca87c"/>Sophistication value of the Project:</text:p>
      <text:p text:style-name="P3">                           <text:span text:style-name="T1">The website is presently hosted locally i.e. localhost using WAMP server.  So the problem of recovery or backup is currently resolved. The only thing the customer needs is the smartphones or laptop with an internet connection to use the website. The performance in the local host is currently working excellent. Future we will make the website to be used by many user at once and the performance will be good. The website uses online data entry and we store the data the customer selected for showing the required information regarding the cabs, and they to input into multiple time so that there is no confusion so that the booked cab is not booked properly according to the required requirements. There is no master file that needs to be updated. The internal process of the source code is not complex at all as the Metrics Doc tell that the complexity is low. The code written will be reused and can be updated with new features that can attract the customer and easy to use. Since this is a website there is only a need of Registration required only once for the first time of use. The website designed is totally on the user-friendly interface so that customer experience no problem. </text:span></text:p>
      <text:p text:style-name="P2">We have made the website as attractive as we can but it can still included some user interface and animations in it.we will develop them slowly but need some time.The system is mainly based on the user’s input and data entered should be manipulated regularly so as to give the other person chance for booking.For this there should be a manager who works with this type.The performance is not critical as the system is held in small place neemrana but it may be when other places are also included.The internal processing of the system is not so complex and takes less time for updating,managing the system entirely.The code is designed that it can be reusable because anyone can our user-interfaces because it is made of the basic web design programming languages but not the logic.The logic was very new as you can see that cab sharing feature is included which is the novelty of the project.Hence,We can conclude that the system is easy to use and facilitate change among the modern day cab booking sit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USHIK </meta:initial-creator>
    <meta:creation-date>2016-11-27T23:46:09.31</meta:creation-date>
    <dc:date>2016-11-28T00:05:25.58</dc:date>
    <dc:creator>KOUSHIK </dc:creator>
    <meta:editing-duration>PT1M4S</meta:editing-duration>
    <meta:editing-cycles>2</meta:editing-cycles>
    <meta:generator>OpenOffice/4.1.2$Win32 OpenOffice.org_project/412m3$Build-9782</meta:generator>
    <meta:document-statistic meta:table-count="0" meta:image-count="0" meta:object-count="0" meta:page-count="1" meta:paragraph-count="6" meta:word-count="401" meta:character-count="2389"/>
  </office:meta>
</office:document-meta>
</file>